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enlo" svg:font-family="Menlo, Monaco, 'Courier New', monospace"/>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paragraph-properties fo:margin-top="0cm" fo:margin-bottom="0.423cm" loext:contextual-spacing="false" fo:orphans="2" fo:widows="2"/>
    </style:style>
    <style:style style:name="P2" style:family="paragraph" style:parent-style-name="Text_20_body" style:list-style-name="L1">
      <style:paragraph-properties fo:margin-top="0cm" fo:margin-bottom="0.423cm" loext:contextual-spacing="false" fo:orphans="2" fo:widows="2"/>
      <style:text-properties officeooo:paragraph-rsid="001411da"/>
    </style:style>
    <style:style style:name="P3" style:family="paragraph" style:parent-style-name="Text_20_body" style:list-style-name="L1">
      <style:paragraph-properties fo:margin-top="0cm" fo:margin-bottom="0.423cm" loext:contextual-spacing="false" fo:orphans="2" fo:widows="2"/>
      <style:text-properties officeooo:paragraph-rsid="0015a54e"/>
    </style:style>
    <style:style style:name="P4" style:family="paragraph" style:parent-style-name="Text_20_body">
      <style:paragraph-properties fo:margin-top="0cm" fo:margin-bottom="0.423cm" loext:contextual-spacing="false" fo:orphans="2" fo:widows="2"/>
      <style:text-properties officeooo:paragraph-rsid="0015a54e"/>
    </style:style>
    <style:style style:name="P5" style:family="paragraph" style:parent-style-name="Text_20_body" style:list-style-name="L1">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6" style:family="paragraph" style:parent-style-name="Text_20_body">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officeooo:rsid="0015a54e" officeooo:paragraph-rsid="0015a54e"/>
    </style:style>
    <style:style style:name="P7" style:family="paragraph" style:parent-style-name="Text_20_body">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officeooo:rsid="00182881" officeooo:paragraph-rsid="00182881"/>
    </style:style>
    <style:style style:name="P8" style:family="paragraph" style:parent-style-name="Text_20_body">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officeooo:rsid="001a1a23" officeooo:paragraph-rsid="001a1a23"/>
    </style:style>
    <style:style style:name="P9" style:family="paragraph" style:parent-style-name="Text_20_body">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officeooo:rsid="001aa87b" officeooo:paragraph-rsid="001aa87b"/>
    </style:style>
    <style:style style:name="P10" style:family="paragraph" style:parent-style-name="Text_20_body">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officeooo:rsid="001aa8c5" officeooo:paragraph-rsid="001aa8c5"/>
    </style:style>
    <style:style style:name="P11" style:family="paragraph" style:parent-style-name="Text_20_body">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officeooo:rsid="001b0b40" officeooo:paragraph-rsid="001b0b40"/>
    </style:style>
    <style:style style:name="P12" style:family="paragraph" style:parent-style-name="Text_20_body">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officeooo:rsid="001c1b87" officeooo:paragraph-rsid="001c1b87"/>
    </style:style>
    <style:style style:name="P13" style:family="paragraph" style:parent-style-name="Text_20_body">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officeooo:rsid="001d295a" officeooo:paragraph-rsid="001d295a"/>
    </style:style>
    <style:style style:name="P14" style:family="paragraph" style:parent-style-name="Text_20_body">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officeooo:rsid="001f10e4" officeooo:paragraph-rsid="001f10e4"/>
    </style:style>
    <style:style style:name="P15" style:family="paragraph" style:parent-style-name="Text_20_body">
      <style:paragraph-properties fo:margin-top="0cm" fo:margin-bottom="0.423cm" loext:contextual-spacing="false" fo:orphans="2" fo:widows="2"/>
      <style:text-properties officeooo:rsid="001411da" officeooo:paragraph-rsid="001411da"/>
    </style:style>
    <style:style style:name="P16" style:family="paragraph" style:parent-style-name="Text_20_body">
      <style:paragraph-properties fo:margin-top="0cm" fo:margin-bottom="0.423cm" loext:contextual-spacing="false" fo:orphans="2" fo:widows="2"/>
      <style:text-properties officeooo:rsid="0015a54e" officeooo:paragraph-rsid="0015a54e"/>
    </style:style>
    <style:style style:name="P17" style:family="paragraph" style:parent-style-name="Text_20_body">
      <style:paragraph-properties fo:margin-top="0cm" fo:margin-bottom="0.423cm" loext:contextual-spacing="false" fo:orphans="2" fo:widows="2"/>
      <style:text-properties officeooo:rsid="002109ba" officeooo:paragraph-rsid="002109ba"/>
    </style:style>
    <style:style style:name="P18" style:family="paragraph" style:parent-style-name="Text_20_body">
      <style:paragraph-properties fo:margin-top="0cm" fo:margin-bottom="0.423cm" loext:contextual-spacing="false" fo:orphans="2" fo:widows="2"/>
      <style:text-properties officeooo:rsid="0021b5d6" officeooo:paragraph-rsid="0021b5d6"/>
    </style:style>
    <style:style style:name="P19" style:family="paragraph" style:parent-style-name="Text_20_body">
      <style:paragraph-properties fo:margin-top="0cm" fo:margin-bottom="0.423cm" loext:contextual-spacing="false" fo:orphans="2" fo:widows="2"/>
      <style:text-properties officeooo:rsid="00221ff8" officeooo:paragraph-rsid="00221ff8"/>
    </style:style>
    <style:style style:name="P20" style:family="paragraph" style:parent-style-name="Text_20_body">
      <style:paragraph-properties fo:margin-left="0cm" fo:margin-right="0cm" fo:text-indent="0cm" style:auto-text-indent="false"/>
    </style:style>
    <style:style style:name="T1" style:family="text">
      <style:text-properties fo:font-variant="normal" fo:text-transform="none" fo:color="#24292e" style:font-name="apple-system" fo:font-size="12pt" fo:letter-spacing="normal" fo:font-style="normal" fo:font-weight="normal"/>
    </style:style>
    <style:style style:name="T2" style:family="text">
      <style:text-properties fo:font-variant="normal" fo:text-transform="none" fo:color="#24292e" style:font-name="apple-system" fo:font-size="12pt" fo:letter-spacing="normal" fo:font-style="normal" fo:font-weight="normal" officeooo:rsid="001411da"/>
    </style:style>
    <style:style style:name="T3" style:family="text">
      <style:text-properties fo:font-variant="normal" fo:text-transform="none" fo:color="#24292e" style:font-name="apple-system" fo:font-size="12pt" fo:letter-spacing="normal" fo:font-style="normal" fo:font-weight="normal" officeooo:rsid="0021b5d6"/>
    </style:style>
    <style:style style:name="T4" style:family="text">
      <style:text-properties fo:font-variant="normal" fo:text-transform="none" fo:color="#24292e" style:font-name="apple-system" fo:font-size="12pt" fo:letter-spacing="normal" fo:font-style="normal" fo:font-weight="normal" officeooo:rsid="00221ff8"/>
    </style:style>
    <style:style style:name="T5" style:family="text">
      <style:text-properties fo:font-variant="normal" fo:text-transform="none" fo:color="#24292e" style:font-name="apple-system" fo:font-size="12pt" fo:letter-spacing="normal" fo:font-style="normal" fo:font-weight="bold"/>
    </style:style>
    <style:style style:name="T6" style:family="text">
      <style:text-properties fo:font-variant="normal" fo:text-transform="none" fo:color="#a626a4" style:font-name="Menlo" fo:font-size="10.5pt" fo:letter-spacing="normal" fo:font-style="normal" fo:font-weight="normal"/>
    </style:style>
    <style:style style:name="T7" style:family="text">
      <style:text-properties fo:font-variant="normal" fo:text-transform="none" fo:color="#383a42" style:font-name="apple-system" fo:font-size="12pt" fo:letter-spacing="normal" fo:font-style="normal" fo:font-weight="normal"/>
    </style:style>
    <style:style style:name="T8" style:family="text">
      <style:text-properties fo:font-variant="normal" fo:text-transform="none" fo:color="#383a42" style:font-name="Menlo" fo:font-size="10.5pt" fo:letter-spacing="normal" fo:font-style="normal" fo:font-weight="normal"/>
    </style:style>
    <style:style style:name="T9" style:family="text">
      <style:text-properties fo:font-variant="normal" fo:text-transform="none" fo:color="#4078f2" style:font-name="Menlo" fo:font-size="10.5pt" fo:letter-spacing="normal" fo:font-style="normal" fo:font-weight="normal"/>
    </style:style>
    <style:style style:name="T10" style:family="text">
      <style:text-properties fo:font-variant="normal" fo:text-transform="none" fo:color="#a0a1a7" style:font-name="Menlo" fo:font-size="10.5pt" fo:letter-spacing="normal" fo:font-style="italic" fo:font-weight="normal"/>
    </style:style>
    <style:style style:name="T11" style:family="text">
      <style:text-properties fo:font-variant="normal" fo:text-transform="none" fo:color="#a0a1a7" style:font-name="Menlo" fo:font-size="10.5pt" fo:letter-spacing="normal" fo:font-style="italic" fo:font-weight="normal" officeooo:rsid="00221ff8"/>
    </style:style>
    <style:style style:name="T12" style:family="text">
      <style:text-properties fo:font-variant="normal" fo:text-transform="none" fo:color="#986801" style:font-name="Menlo" fo:font-size="10.5pt" fo:letter-spacing="normal" fo:font-style="normal" fo:font-weight="normal"/>
    </style:style>
    <style:style style:name="T13" style:family="text">
      <style:text-properties officeooo:rsid="001f10e4"/>
    </style:style>
    <style:style style:name="T14" style:family="text">
      <style:text-properties officeooo:rsid="002109ba"/>
    </style:style>
    <style:style style:name="T15" style:family="text">
      <style:text-properties officeooo:rsid="00221ff8"/>
    </style:style>
    <text:list-style style:name="L1">
      <text:list-level-style-number text:level="1" text:style-name="Numbering_20_Symbols" style:num-suffix="." style:num-format="1" text:start-value="0">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955626801" text:style-name="L1">
        <text:list-item>
          <text:p text:style-name="P2"><text:span text:style-name="T1">Что такое </text:span><text:span text:style-name="T2">сигнатура </text:span><text:span text:style-name="T1">функции? Привести пример одинаковых и различных сиг</text:span><text:span text:style-name="T2">н</text:span><text:span text:style-name="T1">атур.</text:span></text:p>
          <text:p text:style-name="P3"><text:span text:style-name="T2">Сигнатура функции — это список ее аргументов. </text:span></text:p>
        </text:list-item>
      </text:list>
      <text:p text:style-name="P4"><text:span text:style-name="T2">Пример одинаковых сигнатур:</text:span></text:p>
      <text:p text:style-name="P15"><text:span text:style-name="T1">float Sum (float a, float b) {</text:span></text:p>
      <text:p text:style-name="P15"><text:span text:style-name="T1"><text:tab/>return a + b;</text:span></text:p>
      <text:p text:style-name="P15"><text:span text:style-name="T1">}</text:span></text:p>
      <text:p text:style-name="P15"><text:span text:style-name="T1">float Comp (float a, float b) {</text:span></text:p>
      <text:p text:style-name="P15"><text:span text:style-name="T1"><text:tab/>return a * b;</text:span></text:p>
      <text:p text:style-name="P15"><text:span text:style-name="T1">}</text:span></text:p>
      <text:p text:style-name="P16"><text:span text:style-name="T1">Пример разных сигнатур:</text:span></text:p>
      <text:p text:style-name="P16"><text:span text:style-name="T1">float Sum (float a, float b) {</text:span></text:p>
      <text:p text:style-name="P16"><text:span text:style-name="T1"><text:tab/>return a + b;</text:span></text:p>
      <text:p text:style-name="P16"><text:span text:style-name="T1">}</text:span></text:p>
      <text:p text:style-name="P16"><text:span text:style-name="T1">float Sum (float a, float b, float c, int d) {</text:span></text:p>
      <text:p text:style-name="P16"><text:span text:style-name="T1"><text:tab/>return a + b + c + d;</text:span></text:p>
      <text:p text:style-name="P16"><text:span text:style-name="T1">}</text:span></text:p>
      <text:list xml:id="list32511314097561" text:continue-numbering="true" text:style-name="L1">
        <text:list-item>
          <text:p text:style-name="P5">Что такое полиморфизм?</text:p>
        </text:list-item>
      </text:list>
      <text:p text:style-name="P6">Полиморфизм — это возможность иметь несколько форм.</text:p>
      <text:list xml:id="list32511739748043" text:continue-numbering="true" text:style-name="L1">
        <text:list-item>
          <text:p text:style-name="P5">Что такое перегрузка функций в языке C++? Какие способы перегрузить фу<text:span text:style-name="T13">нк</text:span>ции вы знаете, привести пример.</text:p>
        </text:list-item>
      </text:list>
      <text:p text:style-name="P6">Перегрузка функций в С++ - способ задать несколько различных функций с одинаковыми именами (но различными сигнатурами)</text:p>
      <text:p text:style-name="P6">float Sum (float a, float b) {</text:p>
      <text:p text:style-name="P6"><text:tab/>return a + b;</text:p>
      <text:p text:style-name="P6">}</text:p>
      <text:p text:style-name="P6"/>
      <text:p text:style-name="P6"><text:soft-page-break/>float Sum (float a, float b, int c) {</text:p>
      <text:p text:style-name="P6"><text:tab/>return a + b + c;</text:p>
      <text:p text:style-name="P6">}</text:p>
      <text:list xml:id="list32511094494436" text:continue-numbering="true" text:style-name="L1">
        <text:list-item>
          <text:p text:style-name="P5">Как работают аргументы по умолчанию.</text:p>
        </text:list-item>
      </text:list>
      <text:p text:style-name="P7">Аргументы по умолчанию — некоторые значения аргументов функции, которые принимаются, если при вызове функции не объявляется другое значение. Например, есть функция func с прототипом double func (double a = 0, <text:s/>double b = 1, double c = -1). Тогда при ее вызове </text:p>
      <text:p text:style-name="P7">func (x, y) = func (x, y, -1);</text:p>
      <text:p text:style-name="P7">func () = func (0, 1, -1);</text:p>
      <text:p text:style-name="P8">func (x, y, z) - <text:s/>аргументы по умолчанию не используются</text:p>
      <text:list xml:id="list32512662133976" text:continue-numbering="true" text:style-name="L1">
        <text:list-item>
          <text:p text:style-name="P5">Что такое шаблон функции, для чего он нужен, что его отличает от настоящей функции? Какие ограничения есть у шаблонов?</text:p>
        </text:list-item>
      </text:list>
      <text:p text:style-name="P8">Шаблон функции — обобщенное описание функции, в котором не заданы типы переменных, и вместо обобщенного типа в шаблоне может быть подставлен любой тип, который передается в качестве параметра.</text:p>
      <text:p text:style-name="P9">Шаблон нужен, чтобы использовать одинаковые алгоритмы для нескольких различных типов данных.</text:p>
      <text:p text:style-name="P10">Например, имеем прототип шаблона </text:p>
      <text:p text:style-name="P10">template &lt;typename Type&gt; </text:p>
      <text:p text:style-name="P10">void Swap (T &amp;a, T&amp;b);</text:p>
      <text:p text:style-name="P10">Тогда при первом определении типа Type (например, int) при вызове функции Swap генерируется функция Swap (int &amp;a, int &amp;b).</text:p>
      <text:p text:style-name="P11">Ограничения шаблонов. При задании шаблона можно столкнуться с тем, что сгенерированная для данного типа функция не сможет корректно обработать данные типы. Например, если будет задана функция, прямо сравнивающая две переменные, она не сможет корректно обработать класс комплексных чисел таким же образом, как и две переменные типа int. Для этого можно использовать явную специализацию шаблонов.</text:p>
      <text:p text:style-name="P10"/>
      <text:p text:style-name="P10"/>
      <text:list xml:id="list32511564702104" text:continue-numbering="true" text:style-name="L1">
        <text:list-item>
          <text:p text:style-name="P5"><text:soft-page-break/>Что такое явная специализация шаблонов, как она работает? Привести пример. Чем отличается от обычного шаблона?</text:p>
        </text:list-item>
      </text:list>
      <text:p text:style-name="P12">Явная специализация нужна, если существует некоторый шаблон, но для определенного типа данных нужно перегрузить шаблонную функцию, чтобы она иначе обрабатывала данные. Например:</text:p>
      <text:p text:style-name="P12">template &lt;typename T&gt; // C++11</text:p>
      <text:p text:style-name="P12">void composition(T a, T b)</text:p>
      <text:p text:style-name="P12">{</text:p>
      <text:p text:style-name="P12"><text:s text:c="4"/>T t = a*b</text:p>
      <text:p text:style-name="P12">}</text:p>
      <text:p text:style-name="P12"/>
      <text:p text:style-name="P12">struct complex {</text:p>
      <text:p text:style-name="P12"><text:s text:c="4"/>double Re;</text:p>
      <text:p text:style-name="P12"><text:s text:c="4"/>double Im;</text:p>
      <text:p text:style-name="P12">};</text:p>
      <text:p text:style-name="P12"/>
      <text:p text:style-name="P12">// explicitly specialization</text:p>
      <text:p text:style-name="P12">template &lt;&gt; void comp&lt;complex&gt;(complex a, complex b)</text:p>
      <text:p text:style-name="P12">{</text:p>
      <text:p text:style-name="P12"><text:s text:c="4"/></text:p>
      <text:p text:style-name="P12"><text:s text:c="4"/>complex t = {};</text:p>
      <text:p text:style-name="P12"><text:s text:c="4"/>t.Re = (a-&gt;Re)*(b-&gt;Re) - (a-&gt;Im)*(b-&gt;Im);</text:p>
      <text:p text:style-name="P12"><text:s text:c="4"/>t.Im = (a-&gt;Re)*(b-&gt;Im) + (a-&gt;Im)*(b-&gt;Re);</text:p>
      <text:p text:style-name="P12"><text:s text:c="4"/></text:p>
      <text:p text:style-name="P12">}</text:p>
      <text:list xml:id="list32511520528696" text:continue-numbering="true" text:style-name="L1">
        <text:list-item>
          <text:p text:style-name="P5">Что такое ссылка в языке С++?</text:p>
        </text:list-item>
      </text:list>
      <text:p text:style-name="P13">Ссыл<text:span text:style-name="T13">очная переменная в С++ - новый тип данных, представляющая собой псевдоним ранее определенной переменной. Например:</text:span></text:p>
      <text:p text:style-name="P14"><text:soft-page-break/>Book_1 = &amp; Crime_and_Punishment</text:p>
      <text:p text:style-name="P14"><text:s/><text:span text:style-name="T14">Тогда при использовании и изменении ссылки на переменную изменится также и сама переменная.</text:span></text:p>
      <text:list xml:id="list32511789177596" text:continue-numbering="true" text:style-name="L1">
        <text:list-item>
          <text:p text:style-name="P1"><text:span text:style-name="T1">Зачем нужно ключевое слово </text:span><text:span text:style-name="Strong_20_Emphasis"><text:span text:style-name="T5">inline</text:span></text:span><text:span text:style-name="T1">?</text:span></text:p>
        </text:list-item>
      </text:list>
      <text:p text:style-name="P17"><text:span text:style-name="T1">При определении функции после ключевого слова inline каждый вызов функции будет заменяться на ее код. </text:span><text:span text:style-name="T3">Ключевое слово может использоваться, например, при замене небольшого числа вызовов функции на тело функции. Тогда не придется обращаться к инструкциям по вызову функции. При большом числе вызовов (те замен на тело) увеличивается длина кода.</text:span><text:span text:style-name="T1"> </text:span></text:p>
      <text:list xml:id="list32511208969007" text:continue-numbering="true" text:style-name="L1">
        <text:list-item>
          <text:p text:style-name="P1"><text:span text:style-name="T1">Ключевые слова </text:span><text:span text:style-name="Strong_20_Emphasis"><text:span text:style-name="T5">auto </text:span></text:span><text:span text:style-name="T1">и </text:span><text:span text:style-name="Strong_20_Emphasis"><text:span text:style-name="T5">decltype</text:span></text:span><text:span text:style-name="T1">. Для чего нужны? Привести пример использования.</text:span></text:p>
        </text:list-item>
      </text:list>
      <text:p text:style-name="P18"><text:span text:style-name="T1">Ключевое слово auto позволяет не определять явно тип переменной, а позволяет компилятору самостоятельно определить тип переменной. </text:span><text:span text:style-name="T4">Это может использоваться при определении переменной в разных областях видимости, например. </text:span></text:p>
      <text:p text:style-name="P19"><text:span text:style-name="T1">Auto используется при определении типа полученной (определяемой) переменной, но не возвращаемой. Для определения типа возвращаемой переменной на основе входных данных используется decltype.</text:span></text:p>
      <text:p text:style-name="P19"><text:span text:style-name="T1">Template &lt;typename T0, typename T1&gt; auto Sum(T0 a, T1 b) →decltype (a+b) </text:span></text:p>
      <text:p text:style-name="P19"><text:span text:style-name="T1">{</text:span></text:p>
      <text:p text:style-name="P19"><text:span text:style-name="T1"><text:tab/>return (a+b)</text:span></text:p>
      <text:p text:style-name="P19"><text:span text:style-name="T1">}</text:span></text:p>
      <text:p text:style-name="P19"><text:span text:style-name="T1">auto c = Sum(4, 4.68) </text:span></text:p>
      <text:p text:style-name="P20"><text:bookmark text:name="user-content-Практика"/><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enlo" svg:font-family="Menlo, Monaco, 'Courier New', monospace"/>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23:52:07.213661017</meta:creation-date>
    <dc:date>2019-02-12T03:25:09.937713337</dc:date>
    <meta:editing-duration>PT7M37S</meta:editing-duration>
    <meta:editing-cycles>1</meta:editing-cycles>
    <meta:document-statistic meta:table-count="0" meta:image-count="0" meta:object-count="0" meta:page-count="4" meta:paragraph-count="74" meta:word-count="628" meta:character-count="4047" meta:non-whitespace-character-count="3444"/>
    <meta:generator>LibreOffice/6.0.3.2$Linux_X86_64 LibreOffice_project/00m0$Build-2</meta:generator>
  </office:meta>
</office:document-meta>
</file>